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AA0000035DD4CCEF340E60F82B.png" manifest:media-type="image/png"/>
  <manifest:file-entry manifest:full-path="Pictures/100000000000033A000000641A725EFD4DFAF3E0.png" manifest:media-type="image/png"/>
  <manifest:file-entry manifest:full-path="Pictures/100000000000025800000195FEC3A7A6365878E3.jpg" manifest:media-type="image/jpeg"/>
  <manifest:file-entry manifest:full-path="Pictures/10000000000003A5000002F96BC3BF416CC267D8.png" manifest:media-type="image/png"/>
  <manifest:file-entry manifest:full-path="Pictures/10000201000002420000009B4F57966AF5F3192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text-properties officeooo:paragraph-rsid="004840c6"/>
    </style:style>
    <style:style style:name="P4" style:family="paragraph" style:parent-style-name="Text_20_body">
      <style:text-properties officeooo:paragraph-rsid="004d7704"/>
    </style:style>
    <style:style style:name="P5" style:family="paragraph" style:parent-style-name="Text_20_body">
      <style:text-properties officeooo:paragraph-rsid="004794af"/>
    </style:style>
    <style:style style:name="P6" style:family="paragraph" style:parent-style-name="Text_20_body">
      <style:text-properties fo:font-style="italic" officeooo:paragraph-rsid="0042716e" style:font-style-asian="italic" style:font-style-complex="italic"/>
    </style:style>
    <style:style style:name="P7" style:family="paragraph" style:parent-style-name="Text_20_body">
      <style:text-properties officeooo:paragraph-rsid="00560eae"/>
    </style:style>
    <style:style style:name="P8" style:family="paragraph" style:parent-style-name="Text_20_body">
      <style:text-properties officeooo:paragraph-rsid="005592b8"/>
    </style:style>
    <style:style style:name="P9" style:family="paragraph" style:parent-style-name="Text_20_body">
      <style:text-properties officeooo:rsid="0036c6bf" officeooo:paragraph-rsid="005ac2fe"/>
    </style:style>
    <style:style style:name="P1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Heading_20_1">
      <loext:graphic-properties draw:fill="solid" draw:fill-color="#6666ff" draw:opacity="100%"/>
      <style:paragraph-properties fo:background-color="#6666ff"/>
      <style:text-properties officeooo:paragraph-rsid="002b8b33"/>
    </style:style>
    <style:style style:name="P13" style:family="paragraph" style:parent-style-name="Preformatted_20_Text">
      <style:text-properties fo:font-style="italic" style:font-style-asian="italic" style:font-style-complex="italic"/>
    </style:style>
    <style:style style:name="P14" style:family="paragraph" style:parent-style-name="Text_20_body">
      <style:paragraph-properties fo:margin-top="0.0827in" fo:margin-bottom="0in" style:contextual-spacing="false"/>
    </style:style>
    <style:style style:name="P15" style:family="paragraph" style:parent-style-name="Text_20_body">
      <style:paragraph-properties fo:margin-left="0in" fo:margin-right="0in" fo:text-indent="0in" style:auto-text-indent="false" style:writing-mode="page"/>
    </style:style>
    <style:style style:name="P16" style:family="paragraph" style:parent-style-name="Text_20_body">
      <style:paragraph-properties fo:break-before="page"/>
    </style:style>
    <style:style style:name="P17" style:family="paragraph" style:parent-style-name="Caption" style:list-style-name="L6"/>
    <style:style style:name="P18" style:family="paragraph" style:parent-style-name="Caption">
      <style:paragraph-properties fo:margin-left="0in" fo:margin-right="0.1in" fo:margin-top="0.1043in" fo:margin-bottom="0.1043in" style:contextual-spacing="false" fo:text-indent="0in" style:auto-text-indent="false" style:writing-mode="page"/>
      <style:text-properties fo:font-weight="bold" officeooo:paragraph-rsid="005bfc65" style:font-weight-asian="bold" style:font-weight-complex="bold" loext:padding="0in" loext:border="none"/>
    </style:style>
    <style:style style:name="P19" style:family="paragraph" style:parent-style-name="Caption">
      <style:paragraph-properties fo:margin-left="0in" fo:margin-right="0.1in" fo:margin-top="0.1043in" fo:margin-bottom="0.1043in" style:contextual-spacing="false" fo:text-indent="0in" style:auto-text-indent="false" style:writing-mode="page"/>
      <style:text-properties officeooo:paragraph-rsid="005bfc65"/>
    </style:style>
    <style:style style:name="P20" style:family="paragraph" style:parent-style-name="Heading_20_2">
      <style:text-properties officeooo:paragraph-rsid="005bfc65"/>
    </style:style>
    <style:style style:name="P21"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5bfc65" loext:padding="0in" loext:border="none"/>
    </style:style>
    <style:style style:name="P22"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5ac2fe" loext:padding="0in" loext:border="none"/>
    </style:style>
    <style:style style:name="P23" style:family="paragraph" style:parent-style-name="Heading_20_3">
      <style:text-properties officeooo:paragraph-rsid="005ac2fe"/>
    </style:style>
    <style:style style:name="P24" style:family="paragraph" style:parent-style-name="Heading_20_3">
      <style:text-properties officeooo:rsid="005ac2fe" officeooo:paragraph-rsid="005bfc65"/>
    </style:style>
    <style:style style:name="P25" style:family="paragraph" style:parent-style-name="Preformatted_20_Text" style:list-style-name="L13"/>
    <style:style style:name="P26" style:family="paragraph" style:parent-style-name="Preformatted_20_Text" style:list-style-name="L14">
      <style:text-properties fo:font-style="italic" style:font-style-asian="italic" style:font-style-complex="italic"/>
    </style:style>
    <style:style style:name="P27" style:family="paragraph" style:parent-style-name="Preformatted_20_Text">
      <style:text-properties officeooo:paragraph-rsid="005ac2fe"/>
    </style:style>
    <style:style style:name="P28" style:family="paragraph" style:parent-style-name="Preformatted_20_Text">
      <style:paragraph-properties fo:margin-left="0.4925in" fo:margin-right="0in" fo:text-indent="0in" style:auto-text-indent="false"/>
      <style:text-properties fo:font-style="italic" officeooo:paragraph-rsid="005ac2fe" style:font-style-asian="italic" style:font-style-complex="italic"/>
    </style:style>
    <style:style style:name="P29" style:family="paragraph" style:parent-style-name="Text_20_body" style:list-style-name="L1"/>
    <style:style style:name="P30" style:family="paragraph" style:parent-style-name="Text_20_body" style:list-style-name="L2">
      <style:text-properties officeooo:paragraph-rsid="004794af"/>
    </style:style>
    <style:style style:name="P31" style:family="paragraph" style:parent-style-name="Text_20_body" style:list-style-name="L3"/>
    <style:style style:name="P32" style:family="paragraph" style:parent-style-name="Text_20_body" style:list-style-name="L3">
      <style:text-properties officeooo:paragraph-rsid="00529903"/>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6">
      <style:text-properties officeooo:paragraph-rsid="004840c6"/>
    </style:style>
    <style:style style:name="P37" style:family="paragraph" style:parent-style-name="Text_20_body" style:list-style-name="L7"/>
    <style:style style:name="P38" style:family="paragraph" style:parent-style-name="Text_20_body" style:list-style-name="L8"/>
    <style:style style:name="P39" style:family="paragraph" style:parent-style-name="Text_20_body" style:list-style-name="L9"/>
    <style:style style:name="P40" style:family="paragraph" style:parent-style-name="Text_20_body" style:list-style-name="L10"/>
    <style:style style:name="P41" style:family="paragraph" style:parent-style-name="Text_20_body" style:list-style-name="L10">
      <style:text-properties officeooo:paragraph-rsid="00560eae"/>
    </style:style>
    <style:style style:name="P42" style:family="paragraph" style:parent-style-name="Text_20_body" style:list-style-name="L11"/>
    <style:style style:name="P43" style:family="paragraph" style:parent-style-name="Text_20_body" style:list-style-name="L11">
      <style:text-properties officeooo:paragraph-rsid="004d7704"/>
    </style:style>
    <style:style style:name="P44" style:family="paragraph" style:parent-style-name="Text_20_body" style:list-style-name="L12">
      <style:text-properties officeooo:paragraph-rsid="0051bfd7"/>
    </style:style>
    <style:style style:name="P45" style:family="paragraph" style:parent-style-name="Text_20_body" style:list-style-name="L12">
      <style:text-properties officeooo:paragraph-rsid="004d7704"/>
    </style:style>
    <style:style style:name="P46" style:family="paragraph" style:parent-style-name="Text_20_body" style:list-style-name="L12">
      <style:text-properties officeooo:rsid="0051bfd7" officeooo:paragraph-rsid="0051bfd7"/>
    </style:style>
    <style:style style:name="P47" style:family="paragraph" style:parent-style-name="Text_20_body" style:list-style-name="L13"/>
    <style:style style:name="P48" style:family="paragraph" style:parent-style-name="Text_20_body" style:list-style-name="L14"/>
    <style:style style:name="P49" style:family="paragraph" style:parent-style-name="Text_20_body" style:list-style-name="L15"/>
    <style:style style:name="P50" style:family="paragraph" style:parent-style-name="Text_20_body" style:list-style-name="L16"/>
    <style:style style:name="P51" style:family="paragraph" style:parent-style-name="Text_20_body" style:list-style-name="L17"/>
    <style:style style:name="P52" style:family="paragraph" style:parent-style-name="Text_20_body" style:list-style-name="L18"/>
    <style:style style:name="P53" style:family="paragraph" style:parent-style-name="Text_20_body" style:list-style-name="L19"/>
    <style:style style:name="P54" style:family="paragraph" style:parent-style-name="Text_20_body" style:list-style-name="L20">
      <style:text-properties officeooo:paragraph-rsid="005ac2fe"/>
    </style:style>
    <style:style style:name="P55" style:family="paragraph" style:parent-style-name="Text_20_body" style:list-style-name="L20">
      <style:text-properties officeooo:rsid="0027778e" officeooo:paragraph-rsid="005ac2fe"/>
    </style:style>
    <style:style style:name="P56" style:family="paragraph" style:parent-style-name="Text_20_body">
      <style:text-properties officeooo:rsid="0027778e" officeooo:paragraph-rsid="005ac2fe"/>
    </style:style>
    <style:style style:name="P57" style:family="paragraph" style:parent-style-name="Text_20_body" style:list-style-name="L20">
      <style:text-properties officeooo:rsid="002b7b0c" officeooo:paragraph-rsid="005ac2fe"/>
    </style:style>
    <style:style style:name="P58" style:family="paragraph" style:parent-style-name="Text_20_body" style:list-style-name="L21">
      <style:text-properties officeooo:paragraph-rsid="005ac2fe"/>
    </style:style>
    <style:style style:name="P59" style:family="paragraph" style:parent-style-name="Text_20_body" style:list-style-name="L21">
      <style:text-properties officeooo:paragraph-rsid="005bfc65"/>
    </style:style>
    <style:style style:name="P60" style:family="paragraph" style:parent-style-name="Text_20_body" style:list-style-name="L21">
      <style:text-properties officeooo:rsid="0036c6bf" officeooo:paragraph-rsid="005ac2fe"/>
    </style:style>
    <style:style style:name="P61" style:family="paragraph" style:parent-style-name="Text_20_body" style:list-style-name="L21">
      <style:text-properties officeooo:rsid="0036c6bf" officeooo:paragraph-rsid="005bfc65"/>
    </style:style>
    <style:style style:name="P62" style:family="paragraph" style:parent-style-name="Text_20_body">
      <style:text-properties officeooo:rsid="0036c6bf" officeooo:paragraph-rsid="005bfc65"/>
    </style:style>
    <style:style style:name="P63" style:family="paragraph" style:parent-style-name="Text_20_body">
      <style:text-properties officeooo:paragraph-rsid="005ac2fe"/>
    </style:style>
    <style:style style:name="P64"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5bfc65" loext:padding="0in" loext:border="none"/>
    </style:style>
    <style:style style:name="P65" style:family="paragraph" style:parent-style-name="Text_20_body">
      <style:paragraph-properties fo:margin-left="0.1043in" fo:margin-right="0.1043in" fo:margin-top="0.1043in" fo:margin-bottom="0.1043in" style:contextual-spacing="false" fo:text-indent="0in" style:auto-text-indent="false"/>
      <style:text-properties officeooo:paragraph-rsid="005bfc65" loext:padding="0in" loext:border="none"/>
    </style:style>
    <style:style style:name="P66" style:family="paragraph" style:parent-style-name="Text_20_body" style:list-style-name="L22">
      <style:paragraph-properties fo:margin-left="0.1043in" fo:margin-right="0.1043in" fo:margin-top="0.1043in" fo:margin-bottom="0.1043in" style:contextual-spacing="false" fo:text-indent="0in" style:auto-text-indent="false"/>
      <style:text-properties officeooo:paragraph-rsid="005bfc65"/>
    </style:style>
    <style:style style:name="P67"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5ac2fe"/>
    </style:style>
    <style:style style:name="P68" style:family="paragraph" style:parent-style-name="Text_20_body">
      <style:paragraph-properties fo:margin-top="0.1043in" fo:margin-bottom="0.1043in" style:contextual-spacing="false"/>
      <style:text-properties officeooo:paragraph-rsid="005ac2f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3781d7" style:font-weight-asian="bold" style:font-weight-complex="bold"/>
    </style:style>
    <style:style style:name="T4" style:family="text">
      <style:text-properties fo:font-weight="bold" loext:padding="0in" loext:border="none"/>
    </style:style>
    <style:style style:name="T5" style:family="text">
      <style:text-properties fo:color="#000000" loext:opacity="100%"/>
    </style:style>
    <style:style style:name="T6" style:family="text">
      <style:text-properties fo:color="#000000" loext:opacity="100%" style:font-name="Liberation Serif1"/>
    </style:style>
    <style:style style:name="T7" style:family="text">
      <style:text-properties fo:color="#000000" loext:opacity="100%" style:font-name="Liberation Serif1" officeooo:rsid="002e4da4"/>
    </style:style>
    <style:style style:name="T8" style:family="text">
      <style:text-properties officeooo:rsid="004840c6"/>
    </style:style>
    <style:style style:name="T9" style:family="text">
      <style:text-properties fo:font-style="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loext:padding="0in" loext:border="none"/>
    </style:style>
    <style:style style:name="T12" style:family="text">
      <style:text-properties fo:font-style="italic" officeooo:rsid="003b466d" style:font-style-asian="italic" style:font-style-complex="italic"/>
    </style:style>
    <style:style style:name="T13" style:family="text">
      <style:text-properties fo:font-style="italic" officeooo:rsid="005ccf6a" style:font-style-asian="italic" style:font-style-complex="italic"/>
    </style:style>
    <style:style style:name="T14" style:family="text">
      <style:text-properties fo:font-style="italic" loext:padding="0in" loext:border="none"/>
    </style:style>
    <style:style style:name="T15" style:family="text">
      <style:text-properties officeooo:rsid="005046ce"/>
    </style:style>
    <style:style style:name="T16" style:family="text">
      <style:text-properties officeooo:rsid="00510876"/>
    </style:style>
    <style:style style:name="T17" style:family="text">
      <style:text-properties officeooo:rsid="0051bfd7"/>
    </style:style>
    <style:style style:name="T18" style:family="text">
      <style:text-properties officeooo:rsid="00529903"/>
    </style:style>
    <style:style style:name="T19" style:family="text">
      <style:text-properties officeooo:rsid="00538d88"/>
    </style:style>
    <style:style style:name="T20" style:family="text">
      <style:text-properties officeooo:rsid="0054ff58"/>
    </style:style>
    <style:style style:name="T21" style:family="text">
      <style:text-properties officeooo:rsid="005592b8"/>
    </style:style>
    <style:style style:name="T22" style:family="text">
      <style:text-properties officeooo:rsid="0056ff5c"/>
    </style:style>
    <style:style style:name="T23" style:family="text">
      <style:text-properties officeooo:rsid="00589c34"/>
    </style:style>
    <style:style style:name="T24" style:family="text">
      <style:text-properties officeooo:rsid="0059f2a6"/>
    </style:style>
    <style:style style:name="T25" style:family="text">
      <style:text-properties officeooo:rsid="003781d7"/>
    </style:style>
    <style:style style:name="T26" style:family="text">
      <style:text-properties officeooo:rsid="002a7dbc"/>
    </style:style>
    <style:style style:name="T27" style:family="text">
      <style:text-properties loext:padding="0in" loext:border="none"/>
    </style:style>
    <style:style style:name="T28" style:family="text">
      <style:text-properties style:text-underline-style="solid" style:text-underline-width="auto" style:text-underline-color="font-color" fo:font-weight="bold" loext:padding="0in" loext:border="none"/>
    </style:style>
    <style:style style:name="T29" style:family="text">
      <style:text-properties officeooo:rsid="00322010" loext:padding="0in" loext:border="none"/>
    </style:style>
    <style:style style:name="T30" style:family="text">
      <style:text-properties officeooo:rsid="0045bcda"/>
    </style:style>
    <style:style style:name="T31" style:family="text">
      <style:text-properties officeooo:rsid="0045bcda" loext:padding="0in" loext:border="none"/>
    </style:style>
    <style:style style:name="T32" style:family="text">
      <style:text-properties officeooo:rsid="0015597d" loext:padding="0in" loext:border="none"/>
    </style:style>
    <style:style style:name="T33" style:family="text">
      <style:text-properties officeooo:rsid="002b7b0c"/>
    </style:style>
    <style:style style:name="T34" style:family="text">
      <style:text-properties officeooo:rsid="0027778e"/>
    </style:style>
    <style:style style:name="T35" style:family="text">
      <style:text-properties officeooo:rsid="0029c3c1"/>
    </style:style>
    <style:style style:name="T36" style:family="text">
      <style:text-properties officeooo:rsid="00323928"/>
    </style:style>
    <style:style style:name="T37" style:family="text">
      <style:text-properties officeooo:rsid="00316244"/>
    </style:style>
    <style:style style:name="T38" style:family="text">
      <style:text-properties officeooo:rsid="0027abe9"/>
    </style:style>
    <style:style style:name="T39" style:family="text">
      <style:text-properties officeooo:rsid="00324383"/>
    </style:style>
    <style:style style:name="T40" style:family="text">
      <style:text-properties officeooo:rsid="003d1b78"/>
    </style:style>
    <style:style style:name="T41" style:family="text">
      <style:text-properties officeooo:rsid="00397b5e"/>
    </style:style>
    <style:style style:name="T42" style:family="text">
      <style:text-properties officeooo:rsid="0036c6bf"/>
    </style:style>
    <style:style style:name="T43" style:family="text">
      <style:text-properties officeooo:rsid="003b466d"/>
    </style:style>
    <style:style style:name="T44" style:family="text">
      <style:text-properties officeooo:rsid="005ac2fe"/>
    </style:style>
    <style:style style:name="T45" style:family="text">
      <style:text-properties style:font-name="Liberation Serif" fo:font-size="18pt" fo:font-weight="bold" officeooo:rsid="005ac2fe" fo:background-color="#9999ff" loext:char-shading-value="0" style:font-name-asian="WenQuanYi Micro Hei" style:font-size-asian="18pt" style:font-weight-asian="bold" style:font-name-complex="FreeSerif" style:font-size-complex="18pt" style:font-weight-complex="bold"/>
    </style:style>
    <style:style style:name="T46" style:family="text">
      <style:text-properties style:font-name="Liberation Serif" fo:font-size="18pt" fo:font-weight="bold" officeooo:rsid="005ac2fe" fo:background-color="#9999ff" loext:char-shading-value="0" style:font-name-asian="WenQuanYi Micro Hei" style:font-size-asian="18pt" style:font-weight-asian="bold" style:font-name-complex="FreeSerif" style:font-size-complex="18pt" style:font-weight-complex="bold" loext:padding="0in" loext:border="none"/>
    </style:style>
    <style:style style:name="T47" style:family="text">
      <style:text-properties style:font-name="Liberation Serif" fo:font-size="18pt" fo:font-weight="bold" officeooo:rsid="002fd548" fo:background-color="#9999ff" loext:char-shading-value="0" style:font-name-asian="WenQuanYi Micro Hei" style:font-size-asian="18pt" style:font-weight-asian="bold" style:font-name-complex="FreeSerif" style:font-size-complex="18pt" style:font-weight-complex="bold" loext:padding="0in" loext:border="none"/>
    </style:style>
    <style:style style:name="T48" style:family="text">
      <style:text-properties style:font-name="Liberation Serif" fo:font-size="18pt" fo:font-weight="bold" officeooo:rsid="003781d7" fo:background-color="#9999ff" loext:char-shading-value="0" style:font-name-asian="WenQuanYi Micro Hei" style:font-size-asian="18pt" style:font-weight-asian="bold" style:font-name-complex="FreeSerif" style:font-size-complex="18pt" style:font-weight-complex="bold" loext:padding="0in" loext:border="none"/>
    </style:style>
    <style:style style:name="T49" style:family="text">
      <style:text-properties style:font-name="Liberation Serif" fo:font-size="18pt" fo:font-weight="bold" officeooo:rsid="005bfc65" fo:background-color="#9999ff" loext:char-shading-value="0" style:font-name-asian="WenQuanYi Micro Hei" style:font-size-asian="18pt" style:font-weight-asian="bold" style:font-name-complex="FreeSerif" style:font-size-complex="18pt" style:font-weight-complex="bold"/>
    </style:style>
    <style:style style:name="T50" style:family="text">
      <style:text-properties style:font-name="Liberation Serif" fo:font-size="18pt" officeooo:rsid="002fd548" fo:background-color="#9999ff" loext:char-shading-value="0" style:font-name-asian="WenQuanYi Micro Hei" style:font-size-asian="18pt" style:font-name-complex="FreeSerif" style:font-size-complex="18pt"/>
    </style:style>
    <style:style style:name="T51" style:family="text">
      <style:text-properties style:font-name="Liberation Serif" fo:font-size="14pt" fo:font-weight="bold" officeooo:rsid="005bfc65" fo:background-color="#cccccc" loext:char-shading-value="0" style:font-name-asian="WenQuanYi Micro Hei" style:font-size-asian="14pt" style:font-weight-asian="bold" style:font-name-complex="FreeSerif" style:font-size-complex="14pt" style:font-weight-complex="bold"/>
    </style:style>
    <style:style style:name="T52" style:family="text">
      <style:text-properties officeooo:rsid="002fd548" loext:padding="0in" loext:border="none"/>
    </style:style>
    <style:style style:name="T53" style:family="text">
      <style:text-properties officeooo:rsid="005eab3e"/>
    </style:style>
    <style:style style:name="T54" style:family="text">
      <style:text-properties officeooo:rsid="004787f6"/>
    </style:style>
    <style:style style:name="T55" style:family="text">
      <style:text-properties officeooo:rsid="002ec82f" loext:padding="0in" loext:border="none"/>
    </style:style>
    <style:style style:name="T56" style:family="text">
      <style:text-properties text:display="none"/>
    </style:style>
    <style:style style:name="T57" style:family="text">
      <style:text-properties officeooo:rsid="005bfc65"/>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left" style:horizontal-rel="paragraph" fo:padding="0in" fo:border="none" style:shadow="none" draw:shadow-opacity="100%"/>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T7">7</text:span><text:span text:style-name="T6"> Under the hood</text:span><text:span text:style-name="T5"> </text:span></text:h>
      <text:section text:style-name="Sect1" text:name="globalWrapper">
        <text:h text:style-name="P1" text:outline-level="2"><text:bookmark-start text:name="__RefHeading___Toc545_951799360"/><text:bookmark text:name="toc-Subsection-7.1"/>7.1 Introduction <text:bookmark-end text:name="__RefHeading___Toc545_951799360"/></text:h>
        <text:p text:style-name="Text_20_body">MX Linux ultimately inherits its fundamental design from Unix, an operating system that has been around in various forms since 1970, much earlier than MS-Windows. From that Linux was developed, from which Debian develops its distribution. The base operating system is the topic of this section. Users coming from Microsoft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722472704" text:style-name="L1">
          <text:list-item>
            <text:p text:style-name="P29"><text:a xlink:type="simple" xlink:href="http://en.wikipedia.org/wiki/Unix" text:style-name="Internet_20_link" text:visited-style-name="Visited_20_Internet_20_Link">Wikipedia: Unix</text:a> </text:p>
          </text:list-item>
          <text:list-item>
            <text:p text:style-name="P29"><text:a xlink:type="simple" xlink:href="http://www.linux.org/" text:style-name="Internet_20_link" text:visited-style-name="Visited_20_Internet_20_Link">Linux Home Page</text:a> </text:p>
          </text:list-item>
          <text:list-item>
            <text:p text:style-name="P29"><text:a xlink:type="simple" xlink:href="http://en.wikipedia.org/wiki/Debian" text:style-name="Internet_20_link" text:visited-style-name="Visited_20_Internet_20_Link">Wikipedia Debian</text:a> </text:p>
          </text:list-item>
        </text:list>
        <text:h text:style-name="Heading_20_2" text:outline-level="2"><text:bookmark-start text:name="__RefHeading___Toc547_951799360"/><text:bookmark text:name="toc-Subsection-7.2"/>7.2 The file system structure <text:bookmark-end text:name="__RefHeading___Toc547_951799360"/></text:h>
        <text:p text:style-name="P5">There are two basic uses of the term “file system”. </text:p>
        <text:list xml:id="list1907531494" text:style-name="L2">
          <text:list-item>
            <text:p text:style-name="P30">The first is the Operating System’s Filesystem. This refers to the files and their organization that the operating system uses to keep track of all the hardware and software resources it has as its disposal while running. </text:p>
          </text:list-item>
          <text:list-item>
            <text:p text:style-name="P30">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Text_20_body">One of the first problems many new Linux users struggle with is how the file system works. If you have been looking around your MX Linux system trying to find the C:\ drive or D:\ drive, for instance, you are searching in vain: MX Linux handles hard drives and other storage media differently from Windows. Rather than having a separate file system tree on every device, MX Linux has a single file system tree ( called the /root/ of the file system) which is marked “/” and contains every attached device. When a storage device is added to the system, its file system is attached to a directory or subdirectory of the file system; this is called mounting a drive or device. If you open Thunar and click on File System in the upper left pane, you will notice a number of directories with names based on the Unix Filesystem Hierarchy Standard. </text:p>
        <text:p text:style-name="Text_20_body"><text:soft-page-break/><draw:frame draw:style-name="fr3" draw:name="Image138" text:anchor-type="as-char" svg:width="4.2402in" svg:height="3.4575in" draw:z-index="0"><draw:image xlink:href="Pictures/10000000000003A5000002F96BC3BF416CC267D8.png" xlink:type="simple" xlink:show="embed" xlink:actuate="onLoad" draw: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3596321184" text:style-name="L3">
          <text:list-item>
            <text:p text:style-name="P31">/bin </text:p>
            <text:list>
              <text:list-item>
                <text:p text:style-name="P31">This directory contains binary program files which are used by the system during startup, but which also may be required by user actions once the system is fully up and running. </text:p>
              </text:list-item>
              <text:list-item>
                <text:p text:style-name="P31">Example: Many basic command-line programs, such as the Bash shell, and utilities like /dd/, /grep/, /ls/, and /mount/ are located here, in addition to programs only used by the OS. </text:p>
              </text:list-item>
            </text:list>
          </text:list-item>
          <text:list-item>
            <text:p text:style-name="P31">/boot </text:p>
            <text:list>
              <text:list-item>
                <text:p text:style-name="P31">As you might guess, files that Linux needs to boot are located here. The Linux kernel, the core of the Linux operating system, is kept here, as are bootloaders such as GRUB. </text:p>
              </text:list-item>
              <text:list-item>
                <text:p text:style-name="P31">Example: no file here is commonly accessed by users. </text:p>
              </text:list-item>
            </text:list>
          </text:list-item>
          <text:list-item>
            <text:p text:style-name="P31">/dev </text:p>
            <text:list>
              <text:list-item>
                <text:p text:style-name="P31">In this directory are special files that link to the various input/output devices on the system. </text:p>
              </text:list-item>
              <text:list-item>
                <text:p text:style-name="P31">Example: no file here is commonly accessed directly by users, except in CLI mounting commands. </text:p>
              </text:list-item>
            </text:list>
          </text:list-item>
          <text:list-item>
            <text:p text:style-name="P32">/etc </text:p>
            <text:list>
              <text:list-item>
                <text:p text:style-name="P32">This directory contains configuration files for the system as well as application configuration files.</text:p>
              </text:list-item>
              <text:list-item>
                <text:p text:style-name="P31">Example: The file /etc/fstab specifies mount points for additional filesystems on devices, partitions, etc. that can be configured for your optimal use. </text:p>
              </text:list-item>
              <text:list-item>
                <text:p text:style-name="P31">Example: display problems sometimes involve editing the file /etc/X11/xorg.conf. </text:p>
              </text:list-item>
            </text:list>
          </text:list-item>
          <text:list-item>
            <text:p text:style-name="P31"><text:soft-page-break/>/home </text:p>
            <text:list>
              <text:list-item>
                <text:p text:style-name="P31">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text:span text:style-name="T18">(or Ctrl-H) </text:span>in Thunar. </text:p>
              </text:list-item>
              <text:list-item>
                <text:p text:style-name="P31">Example: users typically organize their own files at first by using default directories such as Documents, Music, etc. </text:p>
              </text:list-item>
              <text:list-item>
                <text:p text:style-name="P31">Example: <text:span text:style-name="T18">a</text:span> Firefox profile is located in the hidden directory .mozilla/firefox/ </text:p>
              </text:list-item>
            </text:list>
          </text:list-item>
          <text:list-item>
            <text:p text:style-name="P31">/lib </text:p>
            <text:list>
              <text:list-item>
                <text:p text:style-name="P31">This directory contains shared object libraries (analogous to Windows DLL’s) that are required at boot time. In particular, kernel modules will be found here, under /lib/modules. </text:p>
              </text:list-item>
              <text:list-item>
                <text:p text:style-name="P31">Example: no file here is commonly accessed by users. </text:p>
              </text:list-item>
            </text:list>
          </text:list-item>
          <text:list-item>
            <text:p text:style-name="P31">/media </text:p>
            <text:list>
              <text:list-item>
                <text:p text:style-name="P31">Files for removable media such as CDroms, floppy drives, and USB memory sticks are installed here when the media are automounted. </text:p>
              </text:list-item>
              <text:list-item>
                <text:p text:style-name="P31">Example: After dynamically mounting a peripheral device like a flash drive, you may access it here. </text:p>
              </text:list-item>
            </text:list>
          </text:list-item>
          <text:list-item>
            <text:p text:style-name="P31">/mnt </text:p>
            <text:list>
              <text:list-item>
                <text:p text:style-name="P31">Physical storage devices must be mounted here before they can be accessed. After drives or partitions are defined in the file /etc/fstab, then their file system is mounted here. </text:p>
              </text:list-item>
              <text:list-item>
                <text:p text:style-name="P31">Example: Users can access drives and partitions mounted here. </text:p>
              </text:list-item>
            </text:list>
          </text:list-item>
          <text:list-item>
            <text:p text:style-name="P31">/opt </text:p>
            <text:list>
              <text:list-item>
                <text:p text:style-name="P31">This is the intended location of major third-party application subsystems installed by the user. </text:p>
              </text:list-item>
              <text:list-item>
                <text:p text:style-name="P31">Example: if you install Google Earth, this is where it will be installed. Some distros also place user-installed programs in /<text:span text:style-name="T18">opt</text:span> subdirectories. </text:p>
              </text:list-item>
            </text:list>
          </text:list-item>
          <text:list-item>
            <text:p text:style-name="P31">/proc</text:p>
            <text:list>
              <text:list-item>
                <text:p text:style-name="P31">The location for process and system information </text:p>
              </text:list-item>
              <text:list-item>
                <text:p text:style-name="P31">Example: no file here is commonly accessed by users </text:p>
              </text:list-item>
            </text:list>
          </text:list-item>
          <text:list-item>
            <text:p text:style-name="P31">/root </text:p>
            <text:list>
              <text:list-item>
                <text:p text:style-name="P31">This is the home directory for the root user (administrator). Note that this is not the same as “/” the file system root. </text:p>
              </text:list-item>
              <text:list-item>
                <text:p text:style-name="P31">Example: no file here is commonly accessed by users, but files saved while logged in as the root user may be saved here. </text:p>
              </text:list-item>
            </text:list>
          </text:list-item>
          <text:list-item>
            <text:p text:style-name="P31">/sbin </text:p>
            <text:list>
              <text:list-item>
                <text:p text:style-name="P31">Programs are installed here if they are required by the system startup scripts but will not normally be run by users, other than root—in other words, system administration utilities. </text:p>
              </text:list-item>
              <text:list-item>
                <text:p text:style-name="P31">Example: no file here is commonly accessed by users, but this is where files like modprobe and ifconfig are located. </text:p>
              </text:list-item>
            </text:list>
          </text:list-item>
          <text:list-item>
            <text:p text:style-name="P31">/tmp </text:p>
            <text:list>
              <text:list-item>
                <text:p text:style-name="P31"><text:soft-page-break/>This is the location of temporary files produced by programs—such as compilers—as they run. In general, these are short-term temporary files, of use to a program only while it is running. </text:p>
              </text:list-item>
              <text:list-item>
                <text:p text:style-name="P31">Example: no file here is commonly accessed by users. </text:p>
              </text:list-item>
            </text:list>
          </text:list-item>
          <text:list-item>
            <text:p text:style-name="P31">/usr </text:p>
            <text:list>
              <text:list-item>
                <text:p text:style-name="P31">This directory contains many <text:span text:style-name="T19">files</text:span> for user applications, and is analogous in some ways to the Windows directory “Program Files”. </text:p>
              </text:list-item>
              <text:list-item>
                <text:p text:style-name="P31">Example: many executables are located in (/usr/bin) </text:p>
              </text:list-item>
              <text:list-item>
                <text:p text:style-name="P31">Example: documentation (/usr/docs) and configuration files, graphics and icons are in (/usr/share). </text:p>
              </text:list-item>
            </text:list>
          </text:list-item>
          <text:list-item>
            <text:p text:style-name="P31">/var </text:p>
            <text:list>
              <text:list-item>
                <text:p text:style-name="P31">This directory contains files that are constantly changing while Linux is running, e.g. logs, system mail and queued processes. </text:p>
              </text:list-item>
              <text:list-item>
                <text:p text:style-name="P31">Example: you can look in /var/log/ when trying to determine what happened during a process </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3742032371" text:style-name="L4">
          <text:list-item>
            <text:p text:style-name="P33"><text:a xlink:type="simple" xlink:href="http://en.wikipedia.org/wiki/File_system" text:style-name="Internet_20_link" text:visited-style-name="Visited_20_Internet_20_Link">Wikipedia Filesystem</text:a> </text:p>
          </text:list-item>
          <text:list-item>
            <text:p text:style-name="P33"><text:a xlink:type="simple" xlink:href="http://en.wikipedia.org/wiki/File_system" text:style-name="Internet_20_link" text:visited-style-name="Visited_20_Internet_20_Link">Wikipedia. Comparison of filesystems </text:a></text:p>
          </text:list-item>
          <text:list-item>
            <text:p text:style-name="P33"><text:a xlink:type="simple" xlink:href="http://en.wikipedia.org/wiki/Ext4" text:style-name="Internet_20_link" text:visited-style-name="Visited_20_Internet_20_Link">Wikipedia Ext4</text:a> </text:p>
          </text:list-item>
        </text:list>
        <text:h text:style-name="Heading_20_2" text:outline-level="2"><text:bookmark-start text:name="__RefHeading___Toc549_951799360"/><text:bookmark text:name="toc-Subsection-7.3"/>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
        <text:p text:style-name="P15">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text:soft-page-break/>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28351712" text:style-name="L5">
          <text:list-item>
            <text:p text:style-name="P34">Read permission means that data can be read from the file; it also means the file can be copied. If you don’t have read permission for a directory you can’t even see the names of files listed in it. </text:p>
          </text:list-item>
          <text:list-item>
            <text:p text:style-name="P34">Write permission means that the file or folder can be changed, appended, or deleted. For directories, it specifies whether a user can write to files in the directory. </text:p>
          </text:list-item>
          <text:list-item>
            <text:p text:style-name="P34">Execute permissio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15">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1066242368" text:style-name="L6">
          <text:list-item>
            <text:p text:style-name="P35">GUI</text:p>
            <text:list>
              <text:list-item>
                <text:p text:style-name="P35">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35">NOTE: you must be operating as root to change the permission of a file or directory whose owner is root. On bigger folders you MUST <text:span text:style-name="T20">refresh</text:span> your Thunar window or else the permissions will show incorrectly, even though the permissions have actually changed. Just hit F5 to refresh the window or else you will see the original permissions. </text:p>
              </text:list-item>
              <text:list-item>
                <text:p text:style-name="P35">MX User Manager is an easy way to change permissions by associating a user with specific groups. </text:p>
              </text:list-item>
            </text:list>
          </text:list-item>
        </text:list>
        <text:p text:style-name="Text_20_body"/>
        <text:p text:style-name="Text_20_body"/>
        <text:list xml:id="list131634575803299" text:continue-numbering="true" text:style-name="L6">
          <text:list-item>
            <text:p text:style-name="P35">CLI</text:p>
            <text:list>
              <text:list-item>
                <text:p text:style-name="P35">Internal partitions. By default, the root/superuser password is required to mount internal partitions. To change this behavior, <text:span text:style-name="T8">click on MX Tweak, Other tab.</text:span></text:p>
              </text:list-item>
              <text:list-item>
                <text:p text:style-name="P35"><text:soft-page-break/>New external partitions. Formatting a new partition with ext4 requires root permissions, which can lead to unexpected or undesired result of the regular user not 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35">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10">ls -l NameofFile</text:span>. <text:span text:style-name="T20">You may need to use the full location of the file (e.g., /usr/bin/gimp). </text:span>The -l switch will cause the file to be listed in long format, displaying its permissions among other information. </text:p>
                <text:p text:style-name="P35"><draw:frame draw:style-name="fr5" draw:name="Image139" text:anchor-type="as-char" svg:width="4.0575in" svg:height="1.1882in" draw:z-index="1"><draw:image xlink:href="Pictures/10000201000002420000009B4F57966AF5F31921.png" xlink:type="simple" xlink:show="embed" xlink:actuate="onLoad" draw:mime-type="image/png"/><svg:title>figure grafix/permissions.png</svg:title></draw:frame><text:s/></text:p>
                <text:p text:style-name="P17">Figure 7-2: Viewing file permissions </text:p>
                <text:p text:style-name="P35">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36">If for some reason it was necessary to change the ownership of this file to root using the command line, you would use the chown command like in this example: </text:p>
              </text:list-item>
            </text:list>
          </text:list-item>
        </text:list>
        <text:p text:style-name="Preformatted_20_Text"><text:tab/><text:tab/><text:tab/><text:span text:style-name="T10">chown root /home/newbie/.asoundrc</text:span></text:p>
        <text:p text:style-name="P3"><text:tab/><text:tab/>For details on using chown, as well as the more detailed chmod, see Links section. </text:p>
        <text:list xml:id="list131633859892973" text:continue-numbering="true" text:style-name="L6">
          <text:list-item>
            <text:list>
              <text:list-header>
                <text:p text:style-name="P35"/>
              </text:list-header>
            </text:list>
          </text:list-item>
        </text:list>
        <text:p text:style-name="Text_20_body"><text:bookmark text:name="toc-Paragraph-104"/><text:span text:style-name="T2">Links</text:span> </text:p>
        <text:list xml:id="list3899710466" text:style-name="L7">
          <text:list-item>
            <text:p text:style-name="P37"><text:a xlink:type="simple" xlink:href="https://mxlinux.org/wiki/system/permissions" text:style-name="Internet_20_link" text:visited-style-name="Visited_20_Internet_20_Link">MX/antiX Wiki: Permissions</text:a> </text:p>
          </text:list-item>
          <text:list-item>
            <text:p text:style-name="P37"><text:a xlink:type="simple" xlink:href="http://www.linux.com/learn/tutorials/309527-understanding-linux-file-permissions" text:style-name="Internet_20_link" text:visited-style-name="Visited_20_Internet_20_Link">File Permissions</text:a> </text:p>
          </text:list-item>
        </text:list>
        <text:h text:style-name="Heading_20_2" text:outline-level="2"><text:bookmark-start text:name="__RefHeading___Toc551_951799360"/><text:bookmark text:name="toc-Subsection-7.4"/>7.4 Configuration files <text:bookmark-end text:name="__RefHeading___Toc551_951799360"/></text:h>
        <text:p text:style-name="Text_20_body">With only rare exceptions, program and system settings on MX Linux are stored in discrete plain text configuration files; there is no “Registry” which requires special tools to edit. Most configuration files are just simple lists of parameters and values which are read by programs when they launch to determine their behavior. </text:p>
        <text:h text:style-name="Heading_20_3" text:outline-level="3"><text:bookmark text:name="toc-Subsubsection-7.4.1"/>7.4.1 User config files </text:h>
        <text:p text:style-name="Text_20_body">Files that hold individual user settings (such as high scores for your games, or the layout of your desktop) are stored within a Users home directory, typically as a hidden file or directory, and can <text:soft-page-break/>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span text:style-name="T24">The Xfce configuration files are stored in ~/.config/.</text:span></text:p>
        <text:h text:style-name="Heading_20_3" text:outline-level="3"><text:bookmark text:name="toc-Subsubsection-7.4.2"/>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2299777290" text:style-name="L8">
          <text:list-item>
            <text:p text:style-name="P38"><text:span text:style-name="T10">/etc/rc.d/rc5.d</text:span> — Contains files to control runlevel 5 into which MX Linux boots after login. </text:p>
          </text:list-item>
          <text:list-item>
            <text:p text:style-name="P38"><text:span text:style-name="T10">/etc/sysconfig/keyboard</text:span> — Used to configure the keyboard. </text:p>
          </text:list-item>
          <text:list-item>
            <text:p text:style-name="P38"><text:span text:style-name="T10">/etc/network/interfaces</text:span>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text:span text:style-name="T10">/etc/modprobe.d/snd-hda-intel.conf</text:span>. It is a simple file whose top paragraph looks like this: </text:p>
        <text:p text:style-name="Text_20_body"/>
        <text:p text:style-name="P6"><text:tab/># some chips require that the model be set manually<text:line-break/><text:tab/># for example asus g71 series may need model=g71v</text:p>
        <text:p text:style-name="P13"><text:tab/>options snd-hda-intel model=auto </text:p>
        <text:p text:style-name="Preformatted_20_Text"/>
        <text:p text:style-name="P2">To try to get sound, you might decide to substitute the exact information about the sound model in place of the word “auto”. To find out your sound model, you could open a terminal and type: </text:p>
        <text:p text:style-name="P13"><text:tab/>lspci <text:span text:style-name="T15">|</text:span> grep Audio </text:p>
        <text:p text:style-name="Text_20_body">The output will depend on the system, but it will take the following form: </text:p>
        <text:p text:style-name="P13">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You would save the file, reboot the machine, and hopefully your sound should be working. You could also try more precision by using <text:span text:style-name="T10">model=nvidia mcp61</text:span> instead, if the first did not work. </text:p>
        <text:p text:style-name="Text_20_body"/>
        <text:p text:style-name="Text_20_body"><text:bookmark text:name="toc-Paragraph-105"/><text:soft-page-break/>Links </text:p>
        <text:list xml:id="list4246892256" text:style-name="L9">
          <text:list-item>
            <text:p text:style-name="P39"><text:a xlink:type="simple" xlink:href="https://mxlinux.org/wiki/system/permissions" text:style-name="Internet_20_link" text:visited-style-name="Visited_20_Internet_20_Link">Understanding Linux Configuration Files</text:a> </text:p>
          </text:list-item>
          <text:list-item>
            <text:p text:style-name="P39"><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start text:name="__RefHeading___Toc553_951799360"/><text:bookmark text:name="toc-Subsection-7.5"/>7.5 Runlevels <text:bookmark-end text:name="__RefHeading___Toc553_951799360"/></text:h>
        <text:p text:style-name="P8">MX Linux boots up by <text:span text:style-name="T21">default using sysVinit</text:span>. <text:span text:style-name="T21"><text:s/>(A different method, systemd, is also present as an option; it does not use runlevels in the same manner.) </text:span>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10">Runlevel </text:p>
            </table:table-cell>
            <table:table-cell table:style-name="Table11.B1" office:value-type="string">
              <text:p text:style-name="P10">Comment </text:p>
            </table:table-cell>
          </table:table-row>
          <table:table-row table:style-name="Table11.1">
            <table:table-cell table:style-name="Table11.A2" office:value-type="string">
              <text:p text:style-name="P11">0 </text:p>
            </table:table-cell>
            <table:table-cell table:style-name="Table11.B2" office:value-type="string">
              <text:p text:style-name="P11">Halt the system </text:p>
            </table:table-cell>
          </table:table-row>
          <table:table-row table:style-name="Table11.1">
            <table:table-cell table:style-name="Table11.A2" office:value-type="string">
              <text:p text:style-name="P11">1 </text:p>
            </table:table-cell>
            <table:table-cell table:style-name="Table11.B2" office:value-type="string">
              <text:p text:style-name="P11">Single-user mode: provides a root console without logon. Useful if you lose your root password </text:p>
            </table:table-cell>
          </table:table-row>
          <table:table-row table:style-name="Table11.1">
            <table:table-cell table:style-name="Table11.A2" office:value-type="string">
              <text:p text:style-name="P11">2 </text:p>
            </table:table-cell>
            <table:table-cell table:style-name="Table11.B2" office:value-type="string">
              <text:p text:style-name="P11">Multiuser with no network </text:p>
            </table:table-cell>
          </table:table-row>
          <table:table-row table:style-name="Table11.1">
            <table:table-cell table:style-name="Table11.A2" office:value-type="string">
              <text:p text:style-name="P11">3 </text:p>
            </table:table-cell>
            <table:table-cell table:style-name="Table11.B2" office:value-type="string">
              <text:p text:style-name="P11">Console logon, no X (i.e. no GUI) </text:p>
            </table:table-cell>
          </table:table-row>
          <table:table-row table:style-name="Table11.1">
            <table:table-cell table:style-name="Table11.A2" office:value-type="string">
              <text:p text:style-name="P11">4 </text:p>
            </table:table-cell>
            <table:table-cell table:style-name="Table11.B2" office:value-type="string">
              <text:p text:style-name="P11">Not used/custom </text:p>
            </table:table-cell>
          </table:table-row>
          <table:table-row table:style-name="Table11.1">
            <table:table-cell table:style-name="Table11.A2" office:value-type="string">
              <text:p text:style-name="P11">5 </text:p>
            </table:table-cell>
            <table:table-cell table:style-name="Table11.B2" office:value-type="string">
              <text:p text:style-name="P11">Default GUI logon </text:p>
            </table:table-cell>
          </table:table-row>
          <table:table-row table:style-name="Table11.1">
            <table:table-cell table:style-name="Table11.A2" office:value-type="string">
              <text:p text:style-name="P11">6 </text:p>
            </table:table-cell>
            <table:table-cell table:style-name="Table11.B2" office:value-type="string">
              <text:p text:style-name="P11">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1764487449" text:style-name="L10">
          <text:list-item>
            <text:p text:style-name="P40">From the Desktop: press Ctrl-Alt-F1 to get out of X. To actually drop to runlevel 3, become root and type <text:span text:style-name="T10">telinit 3</text:span>; this will stop all the other services still operating on runlevel 5. </text:p>
          </text:list-item>
          <text:list-item>
            <text:p text:style-name="P41">From the GRUB menu: press <text:span text:style-name="T2">e</text:span> (for edit) when you see the GRUB screen. On the subsequent screen, add a space and the number 3 at the end of the line <text:span text:style-name="T15">(by default where the word „quiet” is)</text:span> that starts with “linux” located one above the lowest line (the actual boot command). Press F-10 to boot. </text:p>
          </text:list-item>
        </text:list>
        <text:p text:style-name="P7">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16">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10">Command </text:p>
            </table:table-cell>
            <table:table-cell table:style-name="Table12.B1" office:value-type="string">
              <text:p text:style-name="P10">Comment </text:p>
            </table:table-cell>
          </table:table-row>
          <table:table-row table:style-name="Table12.1">
            <table:table-cell table:style-name="Table12.A2" office:value-type="string">
              <text:p text:style-name="P11">runlevel </text:p>
            </table:table-cell>
            <table:table-cell table:style-name="Table12.B2" office:value-type="string">
              <text:p text:style-name="P11">Returns the number of the runlevel you are on. </text:p>
            </table:table-cell>
          </table:table-row>
          <table:table-row table:style-name="Table12.1">
            <table:table-cell table:style-name="Table12.A2" office:value-type="string">
              <text:p text:style-name="P11">halt </text:p>
            </table:table-cell>
            <table:table-cell table:style-name="Table12.B2" office:value-type="string">
              <text:p text:style-name="P11">Run as root. Shuts the machine down. If that does not work on your system, try poweroff. </text:p>
            </table:table-cell>
          </table:table-row>
          <table:table-row table:style-name="Table12.1">
            <table:table-cell table:style-name="Table12.A2" office:value-type="string">
              <text:p text:style-name="P11">reboot </text:p>
            </table:table-cell>
            <table:table-cell table:style-name="Table12.B2" office:value-type="string">
              <text:p text:style-name="P11">Run as root. Reboots the machine. </text:p>
            </table:table-cell>
          </table:table-row>
          <table:table-row table:style-name="Table12.1">
            <table:table-cell table:style-name="Table12.A2" office:value-type="string">
              <text:p text:style-name="P11">&lt;application&gt; </text:p>
            </table:table-cell>
            <table:table-cell table:style-name="Table12.B2" office:value-type="string">
              <text:p text:style-name="P11">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11">Ctrl-Alt-F7 </text:p>
            </table:table-cell>
            <table:table-cell table:style-name="Table12.B2" office:value-type="string">
              <text:p text:style-name="P11">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11">telinit 5 </text:p>
            </table:table-cell>
            <table:table-cell table:style-name="Table12.B2" office:value-type="string">
              <text:p text:style-name="P11">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4293878341" text:style-name="L11">
          <text:list-item>
            <text:p text:style-name="P42"><text:a xlink:type="simple" xlink:href="http://en.wikipedia.org/wiki/Runlevel" text:style-name="Internet_20_link" text:visited-style-name="Visited_20_Internet_20_Link">Wikipedia: Runlevel </text:a></text:p>
          </text:list-item>
          <text:list-item>
            <text:p text:style-name="P43"><text:a xlink:type="simple" xlink:href="http://www.linfo.org/runlevel_def.html" text:style-name="Internet_20_link" text:visited-style-name="Visited_20_Internet_20_Link">The Linux Information Project: Runlevel Definition</text:a> </text:p>
          </text:list-item>
        </text:list>
        <text:p text:style-name="P4"/>
        <text:h text:style-name="Heading_20_2" text:outline-level="2"><text:bookmark text:name="toc-Subsection-7.61"/>7.6 The kernel </text:h>
        <text:h text:style-name="Heading_20_3" text:outline-level="3"><text:bookmark text:name="toc-Subsubsection-7.6.11"/>7.6.1 <text:span text:style-name="T1">Introduction</text:span> </text:h>
        <text:p text:style-name="P14">To provide a background, here is a simplified diagram and description of the kernel’s position in a Linux OS, borrowed from <text:span text:style-name="T9">Anatomy of the Linux kernel</text:span>. </text:p>
        <text:p text:style-name="Text_20_body"><draw:frame draw:style-name="fr4" draw:name="Image140" text:anchor-type="as-char" svg:y="-3.5752in" svg:width="4.7244in" svg:height="3.1811in" draw:z-index="2"><draw:image xlink:href="Pictures/100000000000025800000195FEC3A7A6365878E3.jpg" xlink:type="simple" xlink:show="embed" xlink:actuate="onLoad" draw:mime-type="image/jpeg"/><svg:title>figure grafix/Kernel.jpg</svg:title></draw:frame><text:s/></text:p>
        <text:p text:style-name="Caption">Figure 7-3: Diagram of the Linux kernel </text:p>
        <text:p text:style-name="Text_20_body"><text:soft-page-break/>At the top is the user space, or application space. This is where user applications are executed. Below the user space is the kernel space <text:span text:style-name="T22">wh</text:span>ere the Linux kernel exists. There is also the GNU C Library (<text:span text:style-name="T10">glibc</text:span>). This provides the system call interface that connects to the kernel and provides the mechanism to transition between the user-space application and the kernel. This is important because the kernel and user application occupy different protected address spaces. And while each user-space process occupies its own virtual address space, the kernel occupies a single address space. </text:p>
        <text:h text:style-name="Heading_20_3" text:outline-level="3"><text:bookmark text:name="toc-Subsubsection-7.6.2"/>7.6.2 Upgrading/Downgrading </text:h>
        <text:h text:style-name="Heading_20_4" text:outline-level="4"><text:bookmark text:name="toc-Paragraph-108"/>Basic </text:h>
        <text:p text:style-name="P4">Unlike other software on your system, the kernel is not upgraded automatically except below the minor revision level (indicated by the third number in the kernel name). Before you change your current kernel, you would do well to ask yourself some questions: </text:p>
        <text:list xml:id="list2294389539" text:style-name="L12">
          <text:list-item>
            <text:p text:style-name="P44">Why do I want to upgrade the kernel? Is there a driver I need for new hardware, for instance? </text:p>
          </text:list-item>
          <text:list-item>
            <text:p text:style-name="P46">Should I downgrade the kernel? For example, Core2 Duo processors tend to have odd issues with the default MX-18 kernel that are solved by switching to the default Debian 4.9 kernel (using MX Package Installer).</text:p>
          </text:list-item>
          <text:list-item>
            <text:p text:style-name="P45">Am I aware that <text:span text:style-name="T17">unnecessary changes might bring</text:span> problems of one kind or another? </text:p>
          </text:list-item>
        </text:list>
        <text:p text:style-name="Text_20_body">MX Linux provides an easy method of upgrading/downgrading the default kernel: open MX Package Installer and click on the “Kernel” category. There you will see <text:span text:style-name="T22">a number of kernels that are available to the user. Select the one you want to use (ask on the Forum if unsure) and install it.</text:span></text:p>
        <text:p text:style-name="Text_20_body">Once you check and install the new kernel, reboot and make sure the new kernel is highlighted; if not, click on the options line and select what you want. </text:p>
        <text:p text:style-name="Text_20_body"><draw:frame draw:style-name="fr3" draw:name="Image141" text:anchor-type="as-char" svg:width="6.2992in" svg:height="1.0429in" draw:z-index="3"><draw:image xlink:href="Pictures/100000000000033A000000641A725EFD4DFAF3E0.png" xlink:type="simple" xlink:show="embed" xlink:actuate="onLoad" draw:mime-type="image/png"/><svg:title>figure grafix/kernel_select.png</svg:title></draw:frame><text:s/></text:p>
        <text:p text:style-name="Caption">Figure 7-4: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714085113" text:style-name="L13">
          <text:list-item>
            <text:p text:style-name="P47">First, find out what you currently have installed. Open a terminal and enter inxi -S. For instance, a user of MX 15 64 bit version would see something like this:</text:p>
            <text:p text:style-name="P25">$ inxi -S<text:line-break/>System: Host: UTRA Kernel: 4.2-3.dmz.3-liquorix-amd64 x86_64 (64 bit) Desktop: Xfce 4.12.2 Distro: MX-16_x64-mx Metamorphosis </text:p>
          </text:list-item>
        </text:list>
        <text:p text:style-name="Text_20_body"><text:tab/>Be sure to write down the name of the kernel from the output of that command. </text:p>
        <text:list xml:id="list823168607" text:style-name="L14">
          <text:list-item>
            <text:p text:style-name="P48">Second, select and install a new kernel. Open Synaptic, search on linux-image and look for a higher kernel number that matches the architecture (e.g., 686) and processor (e.g., PAE) that <text:soft-page-break/>you already have, unless you have a good reason to change. Install the one you want or need in the usual manner. </text:p>
          </text:list-item>
          <text:list-item>
            <text:p text:style-name="P48">Third, install the linux-headers package that match the new kernel you selected. There are two methods of doing this. </text:p>
            <text:list>
              <text:list-item>
                <text:p text:style-name="P48">Look carefully at the Synaptic entries beginning linux-headers and match the kernel. </text:p>
              </text:list-item>
              <text:list-item>
                <text:p text:style-name="P48">Alternatively, you can install the headers more easily after rebooting into the new kernel by typing the following code in a root terminal: </text:p>
                <text:p text:style-name="P26">apt-get install linux-headers-$(uname -r)</text:p>
                <text:p text:style-name="P48">Headers will also be installed if you use a command such as m-a prepare. </text:p>
              </text:list-item>
            </text:list>
          </text:list-item>
          <text:list-item>
            <text:p text:style-name="P48">When you reboot, you will automatically boot into the highest available kernel. If it doesn’t work, you have the option to return to what you were using: reboot, and when you see the GRUB screen highlight Advanced Options for whatever partition you want to boot into, then select the kernel and press enter. 10,00</text:p>
          </text:list-item>
        </text:list>
        <text:h text:style-name="Heading_20_3" text:outline-level="3"><text:bookmark text:name="toc-Subsubsection-7.6.3"/>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894112748" text:style-name="L15">
          <text:list-item>
            <text:p text:style-name="P49">NVidia drivers </text:p>
            <text:list>
              <text:list-item>
                <text:p text:style-name="P49">If installed with sgfxi, they must be rebuilt with sgfxi, see Section 6.5.3 </text:p>
              </text:list-item>
              <text:list-item>
                <text:p text:style-name="P49">If installed with the MX Nvidia driver installer or via synaptic/apt-get, the kernel modules may need to be rebuilt. Re-running MX Nvidia driver installer from the menu should offer to reinstall and rebuild the modules. If your reboot gets stuck at a console prompt, <text:span text:style-name="T16">become root and enter</text:span> "<text:span text:style-name="T10">ddm-mx -i nvidia</text:span>" to reinstall and rebuild the driver modules. </text:p>
              </text:list-item>
            </text:list>
          </text:list-item>
          <text:list-item>
            <text:p text:style-name="P49">Intel drivers</text:p>
            <text:list>
              <text:list-item>
                <text:p text:style-name="P49">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3636697545" text:style-name="L16">
          <text:list-item>
            <text:p text:style-name="P50">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50">Distros (e.g., MX’s <text:span text:style-name="T23">sister distro </text:span>antiX) often roll their own. </text:p>
          </text:list-item>
          <text:list-item>
            <text:p text:style-name="P50">Knowledgeable individuals may compile a specific kernel for particular hardware. </text:p>
          </text:list-item>
        </text:list>
        <text:h text:style-name="Heading_20_3" text:outline-level="3"><text:bookmark text:name="toc-Subsubsection-7.6.5"/><text:soft-page-break/>7.6.5 Links </text:h>
        <text:list xml:id="list1433919624" text:style-name="L17">
          <text:list-item>
            <text:p text:style-name="P51"><text:a xlink:type="simple" xlink:href="http://en.wikipedia.org/wiki/Linux_kernel" text:style-name="Internet_20_link" text:visited-style-name="Visited_20_Internet_20_Link">Wikipedia: Linux kernel </text:a></text:p>
          </text:list-item>
          <text:list-item>
            <text:p text:style-name="P51"><text:a xlink:type="simple" xlink:href="http://www.ibm.com/developerworks/library/l-linux-kernel" text:style-name="Internet_20_link" text:visited-style-name="Visited_20_Internet_20_Link">Anatomy of the Linux kernel </text:a></text:p>
          </text:list-item>
          <text:list-item>
            <text:p text:style-name="P51"><text:a xlink:type="simple" xlink:href="http://www.kernel.org/" text:style-name="Internet_20_link" text:visited-style-name="Visited_20_Internet_20_Link">Linux kernel archives</text:a> </text:p>
          </text:list-item>
          <text:list-item>
            <text:p text:style-name="P51"><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1090507455" text:style-name="L18">
          <text:list-item>
            <text:p text:style-name="P52">Remove packages that broke the system. </text:p>
          </text:list-item>
          <text:list-item>
            <text:p text:style-name="P52">Reinstall the graphic driver. </text:p>
          </text:list-item>
          <text:list-item>
            <text:p text:style-name="P52">Reinstall GRUB using MX Boot Repair. </text:p>
          </text:list-item>
          <text:list-item>
            <text:p text:style-name="P52">Reset the root password. </text:p>
          </text:list-item>
          <text:list-item>
            <text:p text:style-name="P52">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2">Links</text:span> </text:p>
        <text:list xml:id="list1925333080" text:style-name="L19">
          <text:list-item>
            <text:p text:style-name="P53"><text:a xlink:type="simple" xlink:href="http://www.gnu.org/software/libc" text:style-name="Internet_20_link" text:visited-style-name="Visited_20_Internet_20_Link">GNU C Library Home Page</text:a> </text:p>
          </text:list-item>
          <text:list-item>
            <text:p text:style-name="P53"><text:a xlink:type="simple" xlink:href="http://www.forensicswiki.org/wiki/Ddrescue" text:style-name="Internet_20_link" text:visited-style-name="Visited_20_Internet_20_Link">Ddrescue</text:a> </text:p>
          </text:list-item>
        </text:list>
        <text:p text:style-name="Text_20_body"><text:s/></text:p>
        <text:h text:style-name="P22" text:outline-level="2">7.<text:span text:style-name="T57">7</text:span> <text:span text:style-name="T26">Our positions</text:span> </text:h>
        <text:h text:style-name="P23" text:outline-level="3"><text:span text:style-name="T51">7</text:span><text:span text:style-name="T26">.7.1 </text:span>Systemd</text:h>
        <text:p text:style-name="P67"><text:span text:style-name="T27">Because the use of systemd as a system and service manager has been controversial, we want to be clear about its function in MX Linux. </text:span><text:span text:style-name="T4">Systemd is included by default but </text:span><text:span text:style-name="T28">not</text:span><text:span text:style-name="T4"> enabled.</text:span><text:span text:style-name="T27"> You can scan your MX system and discover files bearing </text:span><text:span text:style-name="T11">systemd*</text:span><text:span text:style-name="T27"> names, but those simply provide a compatibility hook/entrypoint when needed. </text:span></text:p>
        <text:p text:style-name="P68"><text:span text:style-name="T27">MX Linux uses </text:span><text:span text:style-name="T14">systemd-shim</text:span><text:span text:style-name="T27">, which emulates the systemd functions that are required to run the helpers without actually using the </text:span><text:a xlink:type="simple" xlink:href="https://en.wikipedia.org/wiki/Init" text:style-name="Internet_20_link" text:visited-style-name="Visited_20_Internet_20_Link"><text:span text:style-name="T27">init</text:span></text:a><text:span text:style-name="T27"> service. This means that SvsVinit remains the default init yet </text:span><text:soft-page-break/><text:span text:style-name="T27">MX Linux can use Debian packages that have systemd dependencies such as CUPS</text:span><text:span text:style-name="T29"> and Network Manager</text:span><text:span text:style-name="T27">. This approach also allows the user to retain the ability to choose his/her preferred init</text:span><text:span text:style-name="T29"> at boot by selecting the systemd </text:span><text:span text:style-name="T31">entry</text:span><text:span text:style-name="T29">.</text:span><text:span text:style-name="T32"> </text:span></text:p>
        <text:h text:style-name="P23" text:outline-level="3"><text:span text:style-name="T51">7</text:span>.<text:span text:style-name="T26">7.2</text:span> <text:span text:style-name="T33">Non-free software</text:span></text:h>
        <text:p text:style-name="P56">MX Linux is fundamentally user-oriented, so includes a certain <text:span text:style-name="T33">amount of </text:span><text:a xlink:type="simple" xlink:href="https://www.gnu.org/philosophy/categories.en.html" text:style-name="Internet_20_link" text:visited-style-name="Visited_20_Internet_20_Link"><text:span text:style-name="T33">non-free software</text:span></text:a> to assure that the system works out of the box as <text:span text:style-name="T26">much</text:span> as possible. <text:span text:style-name="T33">The user can see a list by opening a </text:span><text:a xlink:type="simple" xlink:href="https://fossbytes.com/difference-between-shell-console-terminal/" text:style-name="Internet_20_link" text:visited-style-name="Visited_20_Internet_20_Link"><text:span text:style-name="T33">console or terminal</text:span></text:a><text:span text:style-name="T33"> and typing:</text:span></text:p>
        <text:p text:style-name="P28">vr<text:span text:style-name="T33">m</text:span>s</text:p>
        <text:p text:style-name="P27"/>
        <text:p text:style-name="P56"><text:s/><text:span text:style-name="T26">Examples:</text:span></text:p>
        <text:list xml:id="list2032110271" text:style-name="L20">
          <text:list-item>
            <text:p text:style-name="P54"><text:span text:style-name="T34">The “wl” driver (b</text:span>roadcom-sta<text:span text:style-name="T26">)</text:span> and <text:span text:style-name="T35">non-free</text:span> firmware with proprietary components<text:span text:style-name="T36">.</text:span> </text:p>
          </text:list-item>
          <text:list-item>
            <text:p text:style-name="P55"><text:span text:style-name="T37">A</text:span> dedicated tool <text:span text:style-name="T26">for</text:span> installing Nvidia graphic drivers.</text:p>
          </text:list-item>
          <text:list-item>
            <text:p text:style-name="P57">Adobe Flash P<text:span text:style-name="T36">l</text:span>ayer (distributed by permission)<text:span text:style-name="T36">.</text:span></text:p>
          </text:list-item>
        </text:list>
        <text:p text:style-name="P63"><text:span text:style-name="T38">Our rationale: it is much easier for advanced users to remove these drivers than it is for regular users to install them. And </text:span>it's <text:span text:style-name="T26">particularly difficult </text:span>to install a driver for <text:span text:style-name="T35">a</text:span> network card <text:span text:style-name="T26">without</text:span> <text:span text:style-name="T39">I</text:span>nternet access!</text:p>
        <text:h text:style-name="P20" text:outline-level="2"><text:span text:style-name="T45">7.</text:span><text:span text:style-name="T49">8</text:span> <text:span text:style-name="T27">Bugs, issues and requests </text:span></text:h>
        <text:p text:style-name="P65">Bugs are errors in a computer program or system that produce incorrect results or abnormal behavior. “<text:span text:style-name="T54">R</text:span>equests” <text:span text:style-name="T54">or "enhancements" </text:span>are additions requested by users, either as new applications or new features for existing applications. MX Linux deals with these in the following manner: </text:p>
        <text:list xml:id="list3419629817" text:style-name="L22">
          <text:list-item>
            <text:p text:style-name="P66"><text:span text:style-name="T52">Bugs</text:span><text:span text:style-name="T27"> are managed by means of </text:span><text:a xlink:type="simple" xlink:href="http://bugs.mxlinux.org/" text:style-name="Internet_20_link" text:visited-style-name="Visited_20_Internet_20_Link"><text:span text:style-name="T27">the </text:span></text:a><text:a xlink:type="simple" xlink:href="https://us-bz3.devzing.com/mx_antix/" text:style-name="Internet_20_link" text:visited-style-name="Visited_20_Internet_20_Link"><text:span text:style-name="T55">MX and antiX Linux Bug Tracker</text:span></text:a><text:span text:style-name="T55">.</text:span><text:span text:style-name="T27"> </text:span></text:p>
          </text:list-item>
          <text:list-item>
            <text:p text:style-name="P66"><text:span text:style-name="T52">Requests can be made with </text:span><text:span text:style-name="T27">a post in the </text:span><text:a xlink:type="simple" xlink:href="https://forum.mxlinux.org/viewforum.php?f=97" text:style-name="Internet_20_link" text:visited-style-name="Visited_20_Internet_20_Link"><text:span text:style-name="T27">Bugs and Request Forum</text:span></text:a><text:span text:style-name="T27">, being careful to provide information about hardware, system, and error details </text:span></text:p>
          </text:list-item>
          <text:list-item>
            <text:p text:style-name="P64">Devs as well as Community members will respond to those posts with questions, suggestions, etc. </text:p>
          </text:list-item>
        </text:list>
        <text:h text:style-name="P21" text:outline-level="2"><draw:frame draw:style-name="fr1" draw:name="Frame1" text:anchor-type="paragraph" svg:width="4.7957in" draw:z-index="4"><draw:text-box fo:min-height="3.5854in"><text:p text:style-name="Caption"><draw:frame draw:style-name="fr2" draw:name="Image3" text:anchor-type="as-char" svg:width="6.4in" style:rel-width="100%" svg:height="4.6146in" style:rel-height="scale" draw:z-index="5"><draw:image xlink:href="Pictures/10000201000004AA0000035DD4CCEF340E60F82B.png" xlink:type="simple" xlink:show="embed" xlink:actuate="onLoad" draw:mime-type="image/png"/></draw:frame><text:span text:style-name="T56"><text:line-break/></text:span></text:p></draw:text-box></draw:frame><text:soft-page-break/></text:h>
        <text:h text:style-name="P21" text:outline-level="2"/>
        <text:h text:style-name="P21" text:outline-level="2"/>
        <text:h text:style-name="P21" text:outline-level="2"/>
        <text:h text:style-name="P21" text:outline-level="2"/>
        <text:p text:style-name="P18"/>
        <text:p text:style-name="P18"/>
        <text:p text:style-name="P18"/>
        <text:p text:style-name="P19"><text:span text:style-name="T46">Figure 1-2: </text:span><text:span text:style-name="T47">The MX and antiX bug manager</text:span><text:span text:style-name="T46"> </text:span></text:p>
        <text:h text:style-name="P24" text:outline-level="3">Notes for translators</text:h>
        <text:p text:style-name="P62">Some orientation for <text:span text:style-name="T40">people</text:span> translati<text:span text:style-name="T40">ng the Users Manual</text:span>:</text:p>
        <text:list xml:id="list2843537728" text:style-name="L21">
          <text:list-item>
            <text:p text:style-name="P61">The<text:span text:style-name="T25"> English</text:span> texts behind the latest release are in <text:span text:style-name="T30">a </text:span><text:a xlink:type="simple" xlink:href="https://github.com/jerry3904/mxum" text:style-name="Internet_20_link" text:visited-style-name="Visited_20_Internet_20_Link">GitHub repo</text:a><text:span text:style-name="T25">. Translations are stored in the directory "</text:span><text:span text:style-name="T3">tr</text:span><text:span text:style-name="T25">"</text:span></text:p>
            <text:list>
              <text:list-item>
                <text:p text:style-name="P61">You can<text:span text:style-name="T41"> work within the GitHub system:</text:span> <text:a xlink:type="simple" xlink:href="https://help.github.com/articles/cloning-a-repository/" text:style-name="Internet_20_link" text:visited-style-name="Visited_20_Internet_20_Link">clone</text:a> <text:span text:style-name="T25">that main</text:span> repo, make changes and then make a <text:a xlink:type="simple" xlink:href="https://help.github.com/articles/about-pull-requests/" text:style-name="Internet_20_link" text:visited-style-name="Visited_20_Internet_20_Link">pull request</text:a> to have it reviewed for merging with the source. </text:p>
              </text:list-item>
              <text:list-item>
                <text:p text:style-name="P59"><text:span text:style-name="T42">Alternatively, you can download what you are interested in and work on it locally before </text:span><text:span text:style-name="T43">notifying </text:span><text:span text:style-name="T42">that it is ready</text:span><text:span text:style-name="T43"> either with an email to </text:span><text:span text:style-name="T12">manual AT </text:span><text:span text:style-name="T13">mxlinux</text:span><text:span text:style-name="T12"> DOT org</text:span><text:span text:style-name="T43"> or by </text:span><text:span text:style-name="T42">posting on the Forum.</text:span></text:p>
              </text:list-item>
            </text:list>
          </text:list-item>
          <text:list-item>
            <text:p text:style-name="P61">In terms of importance, it is recommended that you begin with Sections 1-3<text:span text:style-name="T40"> that provide the information most relevant to the new user</text:span>. Once those are done, they can be distributed to users as a partial translation<text:span text:style-name="T40"> while the later Sections are being translated</text:span>.</text:p>
          </text:list-item>
          <text:list-item>
            <text:p text:style-name="P59"><text:span text:style-name="T57">Available translations are tracked in the </text:span><text:a xlink:type="simple" xlink:href="https://mxlinux.org/wiki/help-files-other/users-manual-translations" text:style-name="Internet_20_link" text:visited-style-name="Visited_20_Internet_20_Link"><text:span text:style-name="T57">MX/antiX Wiki</text:span></text:a><text:span text:style-name="T57">.</text:span></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style: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style: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style: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style: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6-06T12:48:36.270758564</meta:creation-date>
    <dc:date>2021-08-05T13:16:33.481763390</dc:date>
    <meta:editing-duration>PT5H36M43S</meta:editing-duration>
    <meta:editing-cycles>66</meta:editing-cycles>
    <meta:generator>LibreOffice/7.0.1.1.0$Linux_X86_64 LibreOffice_project/00$Build-1</meta:generator>
    <meta:document-statistic meta:table-count="2" meta:image-count="5" meta:object-count="0" meta:page-count="14" meta:paragraph-count="254" meta:word-count="4794" meta:character-count="28017" meta:non-whitespace-character-count="23354"/>
  </office:meta>
</office:document-meta>
</file>